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B500000DC800000DC852EDBDBD.svm"/>
  <manifest:file-entry manifest:media-type="" manifest:full-path="Pictures/2000007300001CF000001A2F8940AA1B.svm"/>
  <manifest:file-entry manifest:media-type="" manifest:full-path="Pictures/2000024D00000B0600000B066D5518D7.svm"/>
  <manifest:file-entry manifest:media-type="" manifest:full-path="Pictures/200003AF00001E51000018CE0CEE4F02.svm"/>
  <manifest:file-entry manifest:media-type="" manifest:full-path="Pictures/200001390000269600002696A1BCFCB2.svm"/>
  <manifest:file-entry manifest:media-type="" manifest:full-path="Pictures/2000007900000F2900000F290E0B34E5.svm"/>
  <manifest:file-entry manifest:media-type="" manifest:full-path="Pictures/200000C1000014AC000014ACF2697755.svm"/>
  <manifest:file-entry manifest:media-type="" manifest:full-path="Pictures/2000010300000B0600000B060D033CB3.svm"/>
  <manifest:file-entry manifest:media-type="" manifest:full-path="Pictures/2000015D00001E5100001A2FBA08DA56.svm"/>
  <manifest:file-entry manifest:media-type="" manifest:full-path="Pictures/2000018100000B0600000B0650B7FD3C.svm"/>
  <manifest:file-entry manifest:media-type="" manifest:full-path="Pictures/200000FD0000303B00002C1987A8F070.svm"/>
  <manifest:file-entry manifest:media-type="" manifest:full-path="Pictures/2000007F00000B0600000B066773C4DB.svm"/>
  <manifest:file-entry manifest:media-type="" manifest:full-path="Pictures/2000047B00001B9000001B908E5192FF.svm"/>
  <manifest:file-entry manifest:media-type="" manifest:full-path="Pictures/2000003D00000DC800000DC89801781E.svm"/>
  <manifest:file-entry manifest:media-type="" manifest:full-path="Pictures/200000CD00000B0600000B069C53C4E5.svm"/>
  <manifest:file-entry manifest:media-type="" manifest:full-path="Pictures/2000016F00001E51000018CEB5D25A90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5285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647b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79dc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92e9f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9d6ee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bad9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bb49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c527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c911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edcf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fa41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e01939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e067d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e1fc5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e2a285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999999" style:text-position="0% 100%" fo:font-size="12pt" fo:font-style="normal" style:text-underline-style="none" fo:font-weight="normal" officeooo:rsid="00d3d41e" officeooo:paragraph-rsid="00d647b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999999" style:text-position="0% 100%" fo:font-size="12pt" fo:font-style="normal" style:text-underline-style="none" fo:font-weight="normal" officeooo:rsid="00d3d41e" officeooo:paragraph-rsid="00d92e9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5285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79dc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92e9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bad92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c91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dedcf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e067d3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d3d41e" officeooo:paragraph-rsid="00e1fc5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29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0d5285e"/>
    </style:style>
    <style:style style:name="T3" style:family="text">
      <style:text-properties style:text-position="sub 58%" officeooo:rsid="00dedcfd"/>
    </style:style>
    <style:style style:name="T4" style:family="text">
      <style:text-properties style:text-position="sub 58%" officeooo:rsid="00e01939"/>
    </style:style>
    <style:style style:name="T5" style:family="text">
      <style:text-properties officeooo:rsid="00af8ad2"/>
    </style:style>
    <style:style style:name="T6" style:family="text">
      <style:text-properties officeooo:rsid="00bed13b"/>
    </style:style>
    <style:style style:name="T7" style:family="text">
      <style:text-properties fo:color="#999999" officeooo:rsid="00d79dcd"/>
    </style:style>
    <style:style style:name="T8" style:family="text">
      <style:text-properties fo:color="#999999" officeooo:rsid="00d92e9f"/>
    </style:style>
    <style:style style:name="T9" style:family="text">
      <style:text-properties officeooo:rsid="00d5285e"/>
    </style:style>
    <style:style style:name="T10" style:family="text">
      <style:text-properties officeooo:rsid="00d647bf"/>
    </style:style>
    <style:style style:name="T11" style:family="text">
      <style:text-properties fo:color="#b3b3b3" officeooo:rsid="00d647bf"/>
    </style:style>
    <style:style style:name="T12" style:family="text">
      <style:text-properties officeooo:rsid="00d79dcd"/>
    </style:style>
    <style:style style:name="T13" style:family="text">
      <style:text-properties officeooo:rsid="00d92e9f"/>
    </style:style>
    <style:style style:name="T14" style:family="text">
      <style:text-properties officeooo:rsid="00d9d6ee"/>
    </style:style>
    <style:style style:name="T15" style:family="text">
      <style:text-properties officeooo:rsid="00dbad92"/>
    </style:style>
    <style:style style:name="T16" style:family="text">
      <style:text-properties style:text-position="super 58%" officeooo:rsid="00dbad92"/>
    </style:style>
    <style:style style:name="T17" style:family="text">
      <style:text-properties officeooo:rsid="00dbb49f"/>
    </style:style>
    <style:style style:name="T18" style:family="text">
      <style:text-properties officeooo:rsid="00dc5277"/>
    </style:style>
    <style:style style:name="T19" style:family="text">
      <style:text-properties officeooo:rsid="00dc911d"/>
    </style:style>
    <style:style style:name="T20" style:family="text">
      <style:text-properties officeooo:rsid="00dedcfd"/>
    </style:style>
    <style:style style:name="T21" style:family="text">
      <style:text-properties officeooo:rsid="00dfa41d"/>
    </style:style>
    <style:style style:name="T22" style:family="text">
      <style:text-properties officeooo:rsid="00e01939"/>
    </style:style>
    <style:style style:name="T23" style:family="text">
      <style:text-properties style:text-underline-style="solid" style:text-underline-type="double" style:text-underline-width="auto" style:text-underline-color="font-color" officeooo:rsid="00e01939"/>
    </style:style>
    <style:style style:name="T24" style:family="text">
      <style:text-properties officeooo:rsid="00e067d3"/>
    </style:style>
    <style:style style:name="T25" style:family="text">
      <style:text-properties fo:font-size="8pt" officeooo:rsid="00e067d3" style:font-size-asian="8pt" style:font-size-complex="8pt"/>
    </style:style>
    <style:style style:name="T26" style:family="text">
      <style:text-properties officeooo:rsid="00e1fc52"/>
    </style:style>
    <style:style style:name="T27" style:family="text">
      <style:text-properties officeooo:rsid="00e2a285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20<text:span text:style-name="T1">11</text:span>-(<text:span text:style-name="T1">05</text:span>)<text:span text:style-name="T1">maj</text:span>-<text:span text:style-name="T5">0</text:span><text:span text:style-name="T6">9</text:span>: dag <text:span text:style-name="T1">2</text:span><text:span text:style-name="T6">8</text:span></text:h>
      <text:p text:style-name="P2"/>
      <text:p text:style-name="P3"><text:span text:style-name="T9">Mer om grafer</text:span></text:p>
      <text:p text:style-name="P3"><text:span text:style-name="T9"/></text:p>
      <text:p text:style-name="P3"><text:span text:style-name="T9"><text:tab/>Planära grafer (fortsättning)</text:span></text:p>
      <text:p text:style-name="P3"><text:span text:style-name="T9"/></text:p>
      <text:p text:style-name="P3"><text:span text:style-name="T9"><text:tab/><text:tab/>“Platonska grafer”</text:span></text:p>
      <text:p text:style-name="P3"><text:span text:style-name="T9"/></text:p>
      <text:p text:style-name="P3"><text:span text:style-name="T9"><text:tab/><text:tab/>Duala grafer</text:span></text:p>
      <text:p text:style-name="P3"><text:span text:style-name="T9"/></text:p>
      <text:p text:style-name="P3"><text:span text:style-name="T9"><text:tab/>(Hörn)färgning av grafer</text:span></text:p>
      <text:p text:style-name="P3"><text:span text:style-name="T9"/></text:p>
      <text:p text:style-name="P3"><text:span text:style-name="T9"><text:tab/><text:tab/>Kromatiska talet, χ(G)</text:span></text:p>
      <text:p text:style-name="P3"><text:span text:style-name="T9"/></text:p>
      <text:p text:style-name="P3"><text:span text:style-name="T9"><text:tab/><text:tab/>En girig algoritm</text:span></text:p>
      <text:p text:style-name="P3"><text:span text:style-name="T9"/></text:p>
      <text:p text:style-name="P3"><text:span text:style-name="T9"><text:tab/><text:tab/>Sex-, fem- och fyrfärgssatsen</text:span></text:p>
      <text:p text:style-name="P3"><text:span text:style-name="T9"/></text:p>
      <text:p text:style-name="P3"><text:span text:style-name="T9"><text:tab/><text:tab/>Kromatiska polynomet, P</text:span><text:span text:style-name="T2">G</text:span><text:span text:style-name="T9">(λ)</text:span></text:p>
      <text:p text:style-name="P3"><text:span text:style-name="T9"/></text:p>
      <text:p text:style-name="P3"><text:span text:style-name="T9"><text:tab/>Matchning i grafer</text:span></text:p>
      <text:p text:style-name="P3"><text:span text:style-name="T9"/></text:p>
      <text:p text:style-name="P3"><text:span text:style-name="T9"><text:tab/><text:tab/>Fullständig och maximal matchning</text:span></text:p>
      <text:p text:style-name="P3"><text:span text:style-name="T9"/></text:p>
      <text:p text:style-name="P3"><text:span text:style-name="T9"><text:tab/><text:tab/>Bipartita grafer</text:span></text:p>
      <text:p text:style-name="P3"><text:span text:style-name="T9"/></text:p>
      <text:p text:style-name="P3"><text:span text:style-name="T9"><text:tab/><text:tab/>Halls sats (giftermlssatsen)</text:span></text:p>
      <text:p text:style-name="P3"><text:span text:style-name="T9"/></text:p>
      <text:p text:style-name="P3"><text:span text:style-name="T9"><text:tab/><text:tab/><text:tab/>Utökande alternerande stigar</text:span></text:p>
      <text:p text:style-name="P3"><text:span text:style-name="T9"/></text:p>
      <text:p text:style-name="P3"><text:span text:style-name="T9"><text:tab/><text:tab/>Distinkta representater (tramsversalerna)</text:span></text:p>
      <text:p text:style-name="P3"><text:span text:style-name="T9"/></text:p>
      <text:p text:style-name="P20"><text:span text:style-name="T9">Ö9:12)</text:span></text:p>
      <text:p text:style-name="P3"><text:span text:style-name="T9"/></text:p>
      <text:p text:style-name="P3"><text:span text:style-name="T9"><text:tab/>G = (V, E)<text:tab/>sammanhängande, plan</text:span></text:p>
      <text:p text:style-name="P3"><text:span text:style-name="T9"><text:tab/>v = |V| = 12, r = 11</text:span></text:p>
      <text:p text:style-name="P3"><text:span text:style-name="T9"><text:tab/>δ(h) = 3 eler 5 för alla h ∈ V.</text:span></text:p>
      <text:p text:style-name="P3"><text:span text:style-name="T9"/></text:p>
      <text:p text:style-name="P3"><text:span text:style-name="T9"><text:tab/>Hur många av varje?</text:span></text:p>
      <text:p text:style-name="P3"><text:span text:style-name="T9"/></text:p>
      <text:p text:style-name="P3"><text:span text:style-name="T9"/></text:p>
      <text:p text:style-name="P3"><text:span text:style-name="T9"><text:tab/>Låt antalet hörn med alens 3 vara x.</text:span></text:p>
      <text:p text:style-name="P3"><text:span text:style-name="T9"><text:tab/>Antalet med valens 5.</text:span></text:p>
      <text:p text:style-name="P3"><text:span text:style-name="T9"/></text:p>
      <text:p text:style-name="P3"><text:span text:style-name="T9"><text:tab/>Eulers polyederformel:</text:span></text:p>
      <text:p text:style-name="P3"><text:span text:style-name="T9"/></text:p>
      <text:p text:style-name="P3"><text:span text:style-name="T9"><text:tab/><text:tab/>v − e + r = 12 − e + r = 12 − e + 11 = 2</text:span></text:p>
      <text:p text:style-name="P3"><text:span text:style-name="T9"/></text:p>
      <text:p text:style-name="P3"><text:span text:style-name="T9"><text:tab/>Så:<text:tab/>e = 21</text:span></text:p>
      <text:p text:style-name="P3"><text:span text:style-name="T9"/></text:p>
      <text:p text:style-name="P3"><text:span text:style-name="T9"><text:tab/></text:span><text:span text:style-name="T9"><draw:frame draw:style-name="fr2" draw:name="Object1" text:anchor-type="as-char" svg:width="9.345cm" svg:height="1.01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3"><text:span text:style-name="T9"><text:tab/><text:tab/><text:tab/><text:tab/><text:tab/>ger x = 9</text:span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/></text:p>
      <text:p text:style-name="P3"><text:span text:style-name="T9">“Platonska grafer”<text:tab/>(inte standardnamn)</text:span></text:p>
      <text:p text:style-name="P3"><text:span text:style-name="T9"/></text:p>
      <text:p text:style-name="P3"><text:span text:style-name="T9"/></text:p>
      <text:p text:style-name="P3"><text:span text:style-name="T9">Platonska kroppar (en. Platonic solids) (polyedrar) med alla hörn (n kanter) och alla sidor (regelbundna m-hörningar) kongurenta.</text:span></text:p>
      <text:p text:style-name="P3"><text:span text:style-name="T9"/></text:p>
      <text:p text:style-name="P3"><text:span text:style-name="T9">Det finns finns precis 5 stycken olika.</text:span></text:p>
      <text:p text:style-name="P3"><text:span text:style-name="T9"/></text:p>
      <text:p text:style-name="P18"><text:span text:style-name="T10"><text:tab/>Animeringar:</text:span></text:p>
      <text:p text:style-name="P18"><text:span text:style-name="T10"/></text:p>
      <text:p text:style-name="P18"><text:span text:style-name="T10"><text:tab/><text:tab/><text:tab/>http://en.wikipedia.org/wiki/File:Tetrahedron.gif</text:span></text:p>
      <text:p text:style-name="P18"><text:span text:style-name="T10"><text:tab/><text:tab/><text:tab/>http://en.wikipedia.org/wiki/File:Hexahedron.gif</text:span></text:p>
      <text:p text:style-name="P18"><text:span text:style-name="T10"><text:tab/><text:tab/><text:tab/>http://en.wikipedia.org/wiki/File:Octahedron.gif</text:span></text:p>
      <text:p text:style-name="P18"><text:span text:style-name="T10"><text:tab/><text:tab/><text:tab/>http://en.wikipedia.org/wiki/File:Dodecahedron.gif</text:span></text:p>
      <text:p text:style-name="P18"><text:span text:style-name="T10"><text:tab/><text:tab/><text:tab/>http://en.wikipedia.org/wiki/File:Icosahedron.gif</text:span></text:p>
      <text:p text:style-name="P4"><text:span text:style-name="T10"/></text:p>
      <text:p text:style-name="P4"><text:span text:style-name="T10"><text:tab/></text:span><text:span text:style-name="T11">(Bilder på nästa sida.)</text:span></text:p>
      <text:p text:style-name="P4"><text:span text:style-name="T10"/></text:p>
      <text:p text:style-name="P21"><draw:frame draw:style-name="fr1" draw:name="graphics5" text:anchor-type="paragraph" svg:x="13.522cm" svg:y="0.356cm" svg:width="2.822cm" svg:height="2.822cm" draw:z-index="5"><draw:image xlink:href="Pictures/2000024D00000B0600000B066D5518D7.svm" xlink:type="simple" xlink:show="embed" xlink:actuate="onLoad"/></draw:frame><draw:frame draw:style-name="fr1" draw:name="graphics4" text:anchor-type="paragraph" svg:x="10.389cm" svg:y="0.377cm" svg:width="2.822cm" svg:height="2.822cm" draw:z-index="4"><draw:image xlink:href="Pictures/2000018100000B0600000B0650B7FD3C.svm" xlink:type="simple" xlink:show="embed" xlink:actuate="onLoad"/></draw:frame><draw:frame draw:style-name="fr1" draw:name="graphics3" text:anchor-type="paragraph" svg:x="7.304cm" svg:y="0.377cm" svg:width="2.822cm" svg:height="2.822cm" draw:z-index="3"><draw:image xlink:href="Pictures/2000010300000B0600000B060D033CB3.svm" xlink:type="simple" xlink:show="embed" xlink:actuate="onLoad"/></draw:frame><draw:frame draw:style-name="fr1" draw:name="graphics2" text:anchor-type="paragraph" svg:x="4.209cm" svg:y="0.377cm" svg:width="2.822cm" svg:height="2.822cm" draw:z-index="2"><draw:image xlink:href="Pictures/200000CD00000B0600000B069C53C4E5.svm" xlink:type="simple" xlink:show="embed" xlink:actuate="onLoad"/></draw:frame><draw:frame draw:style-name="fr1" draw:name="graphics1" text:anchor-type="paragraph" svg:x="1.034cm" svg:y="0.377cm" svg:width="2.822cm" svg:height="2.822cm" draw:z-index="1"><draw:image xlink:href="Pictures/2000007F00000B0600000B066773C4DB.svm" xlink:type="simple" xlink:show="embed" xlink:actuate="onLoad"/></draw:frame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0"/></text:p>
      <text:p text:style-name="P4"><text:span text:style-name="T12"/></text:p>
      <text:p text:style-name="P5"><text:span text:style-name="T10"/></text:p>
      <text:p text:style-name="P5"><text:span text:style-name="T12"><text:tab/>Tetraeder<text:tab/> <text:s text:c="4"/>Hexaeder<text:tab/>Oktaeder<text:tab/> <text:s text:c="3"/>Dodekaeder<text:tab/>Ikosaeder</text:span></text:p>
      <text:p text:style-name="P5"><text:span text:style-name="T17"/></text:p>
      <text:p text:style-name="P5"><text:span text:style-name="T17"/></text:p>
      <text:p text:style-name="P5"><text:span text:style-name="T12"/></text:p>
      <text:p text:style-name="P5"><text:span text:style-name="T12"><text:tab/>Tetraeder: (en. tetrahedron)<text:tab/><text:tab/></text:span><text:span text:style-name="T7">Tresidig pyramid</text:span></text:p>
      <text:p text:style-name="P5"><text:span text:style-name="T12"><text:tab/>Hexaeder: (en. hexahedron)<text:tab/><text:tab/>Kub</text:span></text:p>
      <text:p text:style-name="P5"><text:span text:style-name="T12"><text:tab/>Oktaeder: (en. octahedron)<text:tab/><text:tab/></text:span><text:span text:style-name="T7">Dubbel fyrsidig pyramid; T8- (D8) tärning</text:span></text:p>
      <text:p text:style-name="P5"><text:span text:style-name="T12"><text:tab/>Dodekaeder: (en. dodecahedron)<text:tab/></text:span><text:span text:style-name="T7">T12- (D12) tärning</text:span></text:p>
      <text:p text:style-name="P5"><text:span text:style-name="T12"><text:tab/>Ikosaeder: (en. icosahedron)<text:tab/><text:tab/></text:span><text:span text:style-name="T7">T20- (D20) tärning</text:span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6"><text:span text:style-name="T13"><text:tab/>Planar ritningar:<text:tab/><text:tab/></text:span><text:span text:style-name="T8">(Kan konstrueras genom att dra ut ena sidan</text:span></text:p>
      <text:p text:style-name="P19"><text:span text:style-name="T13"><text:tab/><text:tab/><text:tab/><text:tab/><text:tab/>så att resten får plats innanför.)</text:span></text:p>
      <text:p text:style-name="P6"><text:span text:style-name="T13"/></text:p>
      <text:p text:style-name="P6"><text:span text:style-name="T13"><text:tab/><text:tab/> </text:span><text:span text:style-name="T12">Tetraeder</text:span><text:span text:style-name="T13"><text:tab/><text:tab/><text:tab/><text:tab/></text:span><text:span text:style-name="T12">Hexaeder</text:span></text:p>
      <text:p text:style-name="P6"><draw:frame draw:style-name="fr1" draw:name="graphics7" text:anchor-type="paragraph" svg:x="8.745cm" svg:y="0.101cm" svg:width="3.881cm" svg:height="3.881cm" draw:z-index="7"><draw:image xlink:href="Pictures/2000007900000F2900000F290E0B34E5.svm" xlink:type="simple" xlink:show="embed" xlink:actuate="onLoad"/></draw:frame><draw:frame draw:style-name="fr1" draw:name="graphics6" text:anchor-type="paragraph" svg:x="2.722cm" svg:y="0.064cm" svg:width="3.528cm" svg:height="3.528cm" draw:z-index="6"><draw:image xlink:href="Pictures/2000003D00000DC800000DC89801781E.svm" xlink:type="simple" xlink:show="embed" xlink:actuate="onLoad"/></draw:frame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draw:frame draw:style-name="fr1" draw:name="graphics8" text:anchor-type="paragraph" svg:x="2.708cm" svg:y="0.457cm" svg:width="7.408cm" svg:height="6.703cm" draw:z-index="8"><draw:image xlink:href="Pictures/2000007300001CF000001A2F8940AA1B.svm" xlink:type="simple" xlink:show="embed" xlink:actuate="onLoad"/></draw:frame><text:span text:style-name="T13"><text:tab/><text:tab/> </text:span><text:span text:style-name="T12">Oktaeder</text:span></text:p>
      <text:p text:style-name="P21"><draw:frame draw:style-name="fr1" draw:name="graphics9" text:anchor-type="paragraph" svg:x="1.194cm" svg:y="0.298cm" svg:width="9.878cm" svg:height="9.878cm" draw:z-index="9"><draw:image xlink:href="Pictures/200001390000269600002696A1BCFCB2.svm" xlink:type="simple" xlink:show="embed" xlink:actuate="onLoad"/></draw:frame><text:span text:style-name="T13"/></text:p>
      <text:p text:style-name="P5"><text:span text:style-name="T13"/></text:p>
      <text:p text:style-name="P6"><text:span text:style-name="T13"><text:tab/> </text:span><text:span text:style-name="T12">Dodekaeder</text:span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text:span text:style-name="T12"/></text:p>
      <text:p text:style-name="P6"><draw:frame draw:style-name="fr1" draw:name="graphics10" text:anchor-type="paragraph" svg:x="1.282cm" svg:y="0.208cm" svg:width="12.347cm" svg:height="11.289cm" draw:z-index="10"><draw:image xlink:href="Pictures/200000FD0000303B00002C1987A8F070.svm" xlink:type="simple" xlink:show="embed" xlink:actuate="onLoad"/></draw:frame><text:span text:style-name="T12"/></text:p>
      <text:p text:style-name="P6"><text:span text:style-name="T12"/></text:p>
      <text:p text:style-name="P6"><text:span text:style-name="T13"><text:tab/></text:span><text:span text:style-name="T12">Ikosaeder</text:span></text:p>
      <text:p text:style-name="P22"><text:span text:style-name="T13">En “duppelt reguljär” graf: sammanhängande, plan med smmam valens (n ≥ 3)</text:span></text:p>
      <text:p text:style-name="P6"><text:span text:style-name="T13">i alla hörn, samma antal (m ≥ 3) kanter kring varje yta.</text:span></text:p>
      <text:p text:style-name="P6"><text:span text:style-name="T13"/></text:p>
      <text:p text:style-name="P6"><text:span text:style-name="T13">Vi skall se att det bara finns 5 stycken olika:</text:span></text:p>
      <text:p text:style-name="P6"><draw:custom-shape text:anchor-type="paragraph" draw:z-index="13" draw:style-name="gr2" draw:text-style-name="P29" svg:width="0.451cm" svg:height="1.694cm" svg:x="2.007cm" svg:y="0.4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3"/></text:p>
      <text:p text:style-name="P7"><text:span text:style-name="T14"><text:tab/><text:tab/>v − e + r = 2<text:tab/><text:tab/>(plan, sammanhängande graf)</text:span></text:p>
      <text:p text:style-name="P7"><text:span text:style-name="T14"/></text:p>
      <text:p text:style-name="P7"><draw:line text:anchor-type="paragraph" draw:z-index="12" draw:style-name="gr1" draw:text-style-name="P29" svg:x1="2.854cm" svg:y1="0.487cm" svg:x2="3.752cm" svg:y2="1.482cm"><text:p/></draw:line><text:span text:style-name="T14"><text:tab/><text:tab/>nv = 2e = mr</text:span></text:p>
      <text:p text:style-name="P7"><text:span text:style-name="T14"/></text:p>
      <text:p text:style-name="P7"><text:span text:style-name="T14"/></text:p>
      <text:p text:style-name="P7"><text:span text:style-name="T14"><text:tab/><text:tab/><text:tab/></text:span><text:span text:style-name="T14"><draw:frame draw:style-name="fr2" draw:name="Object2" text:anchor-type="as-char" svg:width="2.898cm" svg:height="0.873cm" draw:z-index="1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7"><text:span text:style-name="T14"/></text:p>
      <text:p text:style-name="P7"><text:span text:style-name="T14"/></text:p>
      <text:p text:style-name="P7"><text:span text:style-name="T14"><text:tab/></text:span><text:span text:style-name="T14"><draw:frame draw:style-name="fr2" draw:name="Object3" text:anchor-type="as-char" svg:width="9.633cm" svg:height="1.226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7"><text:span text:style-name="T14"/></text:p>
      <text:p text:style-name="P7"><text:span text:style-name="T14"><text:tab/>Det vill säga</text:span></text:p>
      <text:p text:style-name="P7"><draw:custom-shape text:anchor-type="paragraph" draw:z-index="15" draw:style-name="gr2" draw:text-style-name="P29" svg:width="0.451cm" svg:height="1.694cm" svg:x="2.007cm" svg:y="0.40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14"/></text:p>
      <text:p text:style-name="P7"><text:span text:style-name="T14"><text:tab/><text:tab/>(m − 2)(n − 2) &lt; 4</text:span></text:p>
      <text:p text:style-name="P7"><text:span text:style-name="T14"/></text:p>
      <text:p text:style-name="P7"><text:span text:style-name="T14"><text:tab/><text:tab/>m, n ≥ 3</text:span></text:p>
      <text:p text:style-name="P7"><draw:line text:anchor-type="paragraph" draw:z-index="19" draw:style-name="gr1" draw:text-style-name="P29" svg:x1="6.426cm" svg:y1="2.11cm" svg:x2="7.504cm" svg:y2="1.046cm"><text:p/></draw:line><draw:line text:anchor-type="paragraph" draw:z-index="20" draw:style-name="gr1" draw:text-style-name="P29" svg:x1="7.828cm" svg:y1="2.057cm" svg:x2="9.327cm" svg:y2="1.046cm"><text:p/></draw:line><draw:line text:anchor-type="paragraph" draw:z-index="21" draw:style-name="gr1" draw:text-style-name="P29" svg:x1="8.992cm" svg:y1="2.057cm" svg:x2="13.756cm" svg:y2="1.046cm"><text:p/></draw:line><text:span text:style-name="T14"><text:tab/><text:tab/><text:tab/><text:tab/><text:tab/><text:tab/></text:span><text:span text:style-name="T14"><draw:frame draw:style-name="fr2" draw:name="Object4" text:anchor-type="as-char" svg:width="0.746cm" svg:height="1.048cm" draw:z-index="1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4"> <text:s text:c="7"/></text:span><text:span text:style-name="T14"><draw:frame draw:style-name="fr2" draw:name="Object5" text:anchor-type="as-char" svg:width="3.455cm" svg:height="1.048cm" draw:z-index="1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<text:tab/></text:span><text:span text:style-name="T14"><draw:frame draw:style-name="fr2" draw:name="Object6" text:anchor-type="as-char" svg:width="0.891cm" svg:height="1.048cm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7"><text:span text:style-name="T14"><text:tab/>Möjliga m, n:</text:span></text:p>
      <text:p text:style-name="P7"><text:span text:style-name="T14"/></text:p>
      <text:p text:style-name="P7"><text:span text:style-name="T14"><text:tab/><text:tab/>m<text:tab/>n<text:tab/>ger<text:tab/>v<text:tab/>e<text:tab/>r</text:span></text:p>
      <text:p text:style-name="P7"><text:span text:style-name="T14"><text:tab/><text:tab/>—<text:tab/>—<text:tab/><text:tab/>—<text:tab/>—<text:tab/>—</text:span></text:p>
      <text:p text:style-name="P7"><text:span text:style-name="T14"><text:tab/><text:tab/>3<text:tab/>3<text:tab/><text:tab/>4<text:tab/>6<text:tab/>4</text:span></text:p>
      <text:p text:style-name="P7"><text:span text:style-name="T14"><text:tab/> <text:s text:c="5"/>∙<text:tab/>3<text:tab/>4<text:tab/><text:tab/>6<text:tab/>12<text:tab/>8</text:span></text:p>
      <text:p text:style-name="P7"><text:span text:style-name="T14"><text:tab/> <text:s text:c="4"/>−<text:tab/>3<text:tab/>5<text:tab/><text:tab/>12<text:tab/>30<text:tab/>20</text:span></text:p>
      <text:p text:style-name="P7"><text:span text:style-name="T14"><text:tab/> <text:s text:c="5"/>∙<text:tab/>4<text:tab/>3<text:tab/><text:tab/>8<text:tab/>12<text:tab/>6</text:span></text:p>
      <text:p text:style-name="P7"><text:span text:style-name="T14"><text:tab/> <text:s text:c="4"/>−<text:tab/>5<text:tab/>3<text:tab/><text:tab/>20<text:tab/>30<text:tab/>12</text:span></text:p>
      <text:p text:style-name="P7"><text:span text:style-name="T14"/></text:p>
      <text:p text:style-name="P7"><text:span text:style-name="T14"/></text:p>
      <text:p text:style-name="P7"><text:span text:style-name="T14"><text:tab/><text:tab/>Motsvarande kroppar:</text:span></text:p>
      <text:p text:style-name="P7"><text:span text:style-name="T14"/></text:p>
      <text:p text:style-name="P7"><text:span text:style-name="T14"><text:tab/><text:tab/><text:tab/>tetraeder</text:span></text:p>
      <text:p text:style-name="P7"><text:span text:style-name="T14"><text:tab/><text:tab/><text:tab/>okta-</text:span></text:p>
      <text:p text:style-name="P7"><text:span text:style-name="T14"><text:tab/><text:tab/><text:tab/>ikosa-</text:span></text:p>
      <text:p text:style-name="P7"><text:span text:style-name="T14"><text:tab/><text:tab/><text:tab/>hexa- <text:s/>(kub)</text:span></text:p>
      <text:p text:style-name="P7"><text:span text:style-name="T14"><text:tab/><text:tab/><text:tab/>dodeka-</text:span></text:p>
      <text:p text:style-name="P7"><text:span text:style-name="T14"/></text:p>
      <text:p text:style-name="P23"><text:span text:style-name="T15">Den duala grafen G</text:span><text:span text:style-name="T16">⊥</text:span><text:span text:style-name="T15"> till en plan graf G beskriver grannrelationen för ytorna i G.</text:span></text:p>
      <text:p text:style-name="P8"><draw:frame draw:style-name="fr1" draw:name="graphics11" text:anchor-type="paragraph" svg:x="0.875cm" svg:y="0.291cm" svg:width="7.056cm" svg:height="7.056cm" draw:z-index="22"><draw:image xlink:href="Pictures/2000047B00001B9000001B908E5192FF.svm" xlink:type="simple" xlink:show="embed" xlink:actuate="onLoad"/></draw:frame><text:span text:style-name="T15"/></text:p>
      <text:p text:style-name="P9"><text:span text:style-name="T17"><text:tab/><text:tab/><text:tab/><text:tab/><text:tab/><text:tab/><text:tab/>Hörnen i G</text:span><text:span text:style-name="T16">⊥</text:span><text:span text:style-name="T15"> </text:span><text:span text:style-name="T17">svarar mot ytorna i G, en</text:span></text:p>
      <text:p text:style-name="P9"><text:span text:style-name="T17"><text:tab/><text:tab/><text:tab/><text:tab/><text:tab/><text:tab/><text:tab/>kant i G</text:span><text:span text:style-name="T16">⊥</text:span><text:span text:style-name="T15"> </text:span><text:span text:style-name="T17">mot varje kant mellan ytorna.</text:span></text:p>
      <text:p text:style-name="P9"><text:span text:style-name="T17"/></text:p>
      <text:p text:style-name="P9"><text:span text:style-name="T17"><text:tab/><text:tab/><text:tab/><text:tab/><text:tab/><text:tab/><text:tab/>Den duala grafen kan ha ölgor,</text:span></text:p>
      <text:p text:style-name="P9"><text:span text:style-name="T17"><text:tab/><text:tab/><text:tab/><text:tab/><text:tab/><text:tab/><text:tab/>multipla kanter.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><text:tab/><text:tab/><text:tab/><text:tab/><text:tab/><text:tab/><text:tab/>Heldraget:<text:tab/><text:tab/>G<text:tab/>hexaeder</text:span></text:p>
      <text:p text:style-name="P9"><text:span text:style-name="T17"><text:tab/><text:tab/><text:tab/><text:tab/><text:tab/><text:tab/><text:tab/>Halvdraget:<text:tab/><text:tab/>G</text:span><text:span text:style-name="T16">⊥</text:span><text:span text:style-name="T17"><text:tab/>oktaeder</text:span></text:p>
      <text:p text:style-name="P9"><text:span text:style-name="T17"/></text:p>
      <text:p text:style-name="P9"><text:span text:style-name="T17"/></text:p>
      <text:p text:style-name="P9"><text:span text:style-name="T17"><text:tab/><text:tab/><text:tab/><text:tab/><text:tab/><text:tab/><text:tab/>(G</text:span><text:span text:style-name="T16">⊥</text:span><text:span text:style-name="T17">)</text:span><text:span text:style-name="T16">⊥</text:span><text:span text:style-name="T17"><text:tab/>≅ G</text:span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9"><text:span text:style-name="T17"/></text:p>
      <text:p text:style-name="P10"><text:span text:style-name="T18"/></text:p>
      <text:p text:style-name="P10"><text:span text:style-name="T18">(Hörn)färgning av grafer</text:span></text:p>
      <text:p text:style-name="P10"><text:span text:style-name="T18"/></text:p>
      <text:p text:style-name="P10"><text:span text:style-name="T18">(Vi kommer inte gå in på kantfärgning.)</text:span></text:p>
      <text:p text:style-name="P10"><text:span text:style-name="T18"/></text:p>
      <text:p text:style-name="P10"><text:span text:style-name="T18"/></text:p>
      <text:p text:style-name="P10"><text:span text:style-name="T18"/></text:p>
      <text:p text:style-name="P10"><text:span text:style-name="T18">c : V → ℕ<text:tab/>sådant att</text:span></text:p>
      <text:p text:style-name="P10"><text:span text:style-name="T18">{x, y} ∈ E ⇒ c(x) ≠ c(y)</text:span></text:p>
      <text:p text:style-name="P10"><text:span text:style-name="T18"/></text:p>
      <text:p text:style-name="P10"><text:span text:style-name="T18"/></text:p>
      <text:p text:style-name="P10"><text:span text:style-name="T18">Exempel:<text:tab/>Schemaläggning av sju</text:span><text:span text:style-name="T19"> </text:span><text:span text:style-name="T18">föreläsning,</text:span></text:p>
      <text:p text:style-name="P10"><text:span text:style-name="T18"><text:tab/><text:tab/>vissa kan inte ligga samtidigt.</text:span></text:p>
      <text:p text:style-name="P10"><text:span text:style-name="T18"/></text:p>
      <text:p text:style-name="P10"><text:span text:style-name="T18"/></text:p>
      <text:p text:style-name="P11"><text:span text:style-name="T19"><text:tab/>I tabellen på nästa sida markerar ‘x’ att</text:span></text:p>
      <text:p text:style-name="P11"><text:span text:style-name="T19"><text:tab/>två föreläsningar inte kan ligga samtidigt.</text:span></text:p>
      <text:p text:style-name="P11"><text:span text:style-name="T19"/></text:p>
      <text:p text:style-name="P11"><text:span text:style-name="T19"><text:tab/>Tabellen uttycks sedan med en färgad graf.</text:span></text:p>
      <text:p text:style-name="P11"><text:span text:style-name="T19"/></text:p>
      <text:p text:style-name="P24"><draw:frame draw:style-name="fr1" draw:name="graphics12" text:anchor-type="paragraph" svg:x="0.998cm" svg:y="0.556cm" svg:width="7.761cm" svg:height="6.35cm" draw:z-index="23"><draw:image xlink:href="Pictures/200003AF00001E51000018CE0CEE4F02.svm" xlink:type="simple" xlink:show="embed" xlink:actuate="onLoad"/></draw:frame><text:span text:style-name="T19"/></text:p>
      <text:p text:style-name="P11"><draw:frame draw:style-name="fr1" draw:name="graphics13" text:anchor-type="paragraph" svg:x="9.386cm" svg:y="0.062cm" svg:width="7.761cm" svg:height="6.35cm" draw:z-index="24"><draw:image xlink:href="Pictures/2000016F00001E51000018CEB5D25A90.svm" xlink:type="simple" xlink:show="embed" xlink:actuate="onLoad"/></draw:frame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2"><text:span text:style-name="T20"><text:tab/>Minsta möjliga antalet färger: 3</text:span></text:p>
      <text:p text:style-name="P12"><draw:frame draw:style-name="fr1" draw:name="graphics14" text:anchor-type="paragraph" svg:x="9.835cm" svg:y="0.247cm" svg:width="3.528cm" svg:height="3.528cm" draw:z-index="25"><draw:image xlink:href="Pictures/200000B500000DC800000DC852EDBDBD.svm" xlink:type="simple" xlink:show="embed" xlink:actuate="onLoad"/></draw:frame><text:span text:style-name="T20"/></text:p>
      <text:p text:style-name="P12"><text:span text:style-name="T20"><text:tab/>Möjligt enligt figuren, minsta ty:</text:span></text:p>
      <text:p text:style-name="P12"><text:span text:style-name="T20"/></text:p>
      <text:p text:style-name="P12"><text:span text:style-name="T20"/></text:p>
      <text:p text:style-name="P12"><text:span text:style-name="T20"><text:tab/><text:tab/>En triangel (C</text:span><text:span text:style-name="T3">3</text:span><text:span text:style-name="T20">) kräver 3 färger: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>Det kromatiska talet, χ(G) för G:</text:span></text:p>
      <text:p text:style-name="P12"><text:span text:style-name="T20"/></text:p>
      <text:p text:style-name="P12"><text:span text:style-name="T20"><text:tab/>Minsta antalet färger som räcker för en hörnfärgning av G.</text:span></text:p>
      <text:p text:style-name="P12"><text:span text:style-name="T20"/></text:p>
      <text:p text:style-name="P12"><text:span text:style-name="T20">Exempel:</text:span></text:p>
      <text:p text:style-name="P12"><text:span text:style-name="T20"/></text:p>
      <text:p text:style-name="P12"><text:span text:style-name="T20"><text:tab/>χ(G) ≤ |V|</text:span></text:p>
      <text:p text:style-name="P12"><text:span text:style-name="T20"/></text:p>
      <text:p text:style-name="P12"><text:span text:style-name="T20"><text:tab/>χ(G) = |V| ⇔ G = K</text:span><text:span text:style-name="T3">n</text:span><text:span text:style-name="T20">, något n.</text:span></text:p>
      <text:p text:style-name="P12"><text:span text:style-name="T20"/></text:p>
      <text:p text:style-name="P12"><text:span text:style-name="T20"><text:tab/>χ(G) = 2 ⇔ Bipartit, |E| ≥ 1</text:span></text:p>
      <text:p text:style-name="P12"><text:span text:style-name="T20"/></text:p>
      <text:p text:style-name="P12"><text:span text:style-name="T20"><text:tab/>χ(G) = 1 ⇔ |E| = 0, |V| ≥ 1</text:span></text:p>
      <text:p text:style-name="P12"><text:span text:style-name="T20"/></text:p>
      <text:p text:style-name="P12"><text:span text:style-name="T20"><text:tab/>χ(G) = 0 ⇔ |V| = 0</text:span></text:p>
      <text:p text:style-name="P25"><text:span text:style-name="T20">Observera att χ(G) = k betyder:</text:span></text:p>
      <text:p text:style-name="P12"><draw:custom-shape text:anchor-type="paragraph" draw:z-index="26" draw:style-name="gr2" draw:text-style-name="P29" svg:width="0.451cm" svg:height="1.906cm" svg:x="2.007cm" svg:y="0.33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0"/></text:p>
      <text:p text:style-name="P12"><text:span text:style-name="T20"><text:tab/><text:tab/>k färger räcker</text:span></text:p>
      <text:p text:style-name="P12"><text:span text:style-name="T20"/></text:p>
      <text:p text:style-name="P12"><text:span text:style-name="T20"><text:tab/><text:tab/>k − 1 färger räcker itne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>I allmänhet svårt att bestämma χ(G).</text:span></text:p>
      <text:p text:style-name="P12"><text:span text:style-name="T20"/></text:p>
      <text:p text:style-name="P12"><text:span text:style-name="T20">En girig algoritm (ger ofta ganska bra värden):</text:span></text:p>
      <text:p text:style-name="P12"><text:span text:style-name="T20"/></text:p>
      <text:p text:style-name="P12"><text:span text:style-name="T20"><text:tab/>1)<text:tab/>Ordna V: v</text:span><text:span text:style-name="T3">1</text:span><text:span text:style-name="T20">, v</text:span><text:span text:style-name="T3">2</text:span><text:span text:style-name="T20">, …, v</text:span><text:span text:style-name="T3">n</text:span><text:span text:style-name="T20"><text:tab/><text:tab/>n = |V|</text:span></text:p>
      <text:p text:style-name="P12"><text:span text:style-name="T20"/></text:p>
      <text:p text:style-name="P12"><text:span text:style-name="T20"><text:tab/>2)<text:tab/>Välj i tur och ordning c(v</text:span><text:span text:style-name="T3">1</text:span><text:span text:style-name="T20">) = 1, c(v</text:span><text:span text:style-name="T3">2</text:span><text:span text:style-name="T20">), c(v</text:span><text:span text:style-name="T3">3</text:span><text:span text:style-name="T20">), …</text:span></text:p>
      <text:p text:style-name="P12"><text:span text:style-name="T20"><text:tab/><text:tab/>mästa tillåtna värde (med hänsyn till redan färgade grannar).</text:span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2"><text:span text:style-name="T20"/></text:p>
      <text:p text:style-name="P13"><text:span text:style-name="T21">Ö9:14)</text:span></text:p>
      <text:p text:style-name="P13"><text:span text:style-name="T21"/></text:p>
      <text:p text:style-name="P13"><text:span text:style-name="T21"><text:tab/>Ordna hörnen i kubgrafen så att giriga algoritmen ger 2, 3, 4 färger.</text:span></text:p>
      <text:p text:style-name="P14"><draw:frame draw:style-name="fr1" draw:name="graphics15" text:anchor-type="paragraph" svg:x="12.261cm" svg:y="0.503cm" svg:width="5.292cm" svg:height="5.292cm" draw:z-index="27"><draw:image xlink:href="Pictures/200000C1000014AC000014ACF2697755.svm" xlink:type="simple" xlink:show="embed" xlink:actuate="onLoad"/></draw:frame><text:span text:style-name="T22"/></text:p>
      <text:p text:style-name="P14"><text:span text:style-name="T22"><text:tab/>2:<text:tab/>v:<text:tab/>1, 2, 3, 4, 5, 6, 7, 8<text:tab/>index</text:span></text:p>
      <text:p text:style-name="P14"><text:span text:style-name="T22"><text:tab/><text:tab/>c:<text:tab/>1 <text:s/></text:span><text:span text:style-name="T23">2</text:span><text:span text:style-name="T22"> <text:s/>1 <text:s/>2 <text:s/>1 <text:s/>2 <text:s/>1 <text:s/>2<text:tab/>färg</text:span></text:p>
      <text:p text:style-name="P14"><text:span text:style-name="T22"/></text:p>
      <text:p text:style-name="P14"><text:span text:style-name="T22"><text:tab/>3:<text:tab/>v:<text:tab/>1, 8, 2, 3, 4, 5, 6, 7<text:tab/>index</text:span></text:p>
      <text:p text:style-name="P14"><text:span text:style-name="T22"><text:tab/><text:tab/>c:<text:tab/>1 <text:s/>1 <text:s/>2 <text:s/></text:span><text:span text:style-name="T23">3</text:span><text:span text:style-name="T22"> <text:s/>2 <text:s/>3 <text:s/>2 <text:s/>3<text:tab/>färg</text:span></text:p>
      <text:p text:style-name="P14"><text:span text:style-name="T22"/></text:p>
      <text:p text:style-name="P14"><text:span text:style-name="T22"/></text:p>
      <text:p text:style-name="P14"><text:span text:style-name="T22"><text:tab/>4<text:tab/>v:<text:tab/>1, 8, 5, 2, 3, 4, 5, 6<text:tab/>index</text:span></text:p>
      <text:p text:style-name="P14"><text:span text:style-name="T22"><text:tab/><text:tab/>c:<text:tab/>1 <text:s/>1 <text:s/>2 <text:s/>2 <text:s/>3 <text:s/></text:span><text:span text:style-name="T23">4</text:span><text:span text:style-name="T22"> <text:s/>3 <text:s/>4<text:tab/>färg</text:span></text:p>
      <text:p text:style-name="P14"><text:span text:style-name="T22"/></text:p>
      <text:p text:style-name="P14"><text:span text:style-name="T22"/></text:p>
      <text:p text:style-name="P14"><text:span text:style-name="T22">Sats:<text:tab/>Om G har maxvalens k:</text:span></text:p>
      <text:p text:style-name="P14"><text:span text:style-name="T22"/></text:p>
      <text:p text:style-name="P14"><text:span text:style-name="T22"><text:tab/>I)<text:tab/>χ(G) ≤ k + 1</text:span></text:p>
      <text:p text:style-name="P14"><text:span text:style-name="T22"><text:tab/>II)<text:tab/>G sammanhängande och inte reguljär:<text:tab/>χ(G) ≤ k</text:span></text:p>
      <text:p text:style-name="P14"><text:span text:style-name="T22"/></text:p>
      <text:p text:style-name="P14"><text:span text:style-name="T22"><text:tab/>Ty:</text:span></text:p>
      <text:p text:style-name="P14"><text:span text:style-name="T22"><text:tab/><text:tab/>I)<text:tab/>Klart</text:span><text:span text:style-name="T24">.</text:span></text:p>
      <text:p text:style-name="P14"><text:span text:style-name="T22"><text:tab/><text:tab/>II)<text:tab/>Ordna hörnen δ(v</text:span><text:span text:style-name="T4">n</text:span><text:span text:style-name="T22">) &lt; k, v</text:span><text:span text:style-name="T4">n − 1</text:span><text:span text:style-name="T22"> granne med v</text:span><text:span text:style-name="T4">n</text:span><text:span text:style-name="T22">, v</text:span><text:span text:style-name="T4">n − 2</text:span><text:span text:style-name="T22"> granne med</text:span></text:p>
      <text:p text:style-name="P14"><text:span text:style-name="T22"><text:tab/><text:tab/><text:tab/>v</text:span><text:span text:style-name="T4">n − 1</text:span><text:span text:style-name="T22"> eller v</text:span><text:span text:style-name="T4">n</text:span><text:span text:style-name="T22">, … (går ty G sammanhängande)</text:span><text:span text:style-name="T24">.</text:span></text:p>
      <text:p text:style-name="P26"><text:span text:style-name="T24">Giriga algorithmen ger en färgning med högst k färger, ty</text:span></text:p>
      <text:p text:style-name="P15"><text:span text:style-name="T24">varje vi har högst k − 1 färgade granner när den gärgas.</text:span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>Exempel:</text:span></text:p>
      <text:p text:style-name="P15"><text:span text:style-name="T24"><text:tab/><text:tab/><text:tab/><text:tab/> <text:s text:c="2"/></text:span><text:span text:style-name="T25"><text:s/>e &gt; 1</text:span></text:p>
      <text:p text:style-name="P15"><text:span text:style-name="T24"><text:tab/>För en planär graf (c ≥ 1)</text:span></text:p>
      <text:p text:style-name="P15"><text:span text:style-name="T24"/></text:p>
      <text:p text:style-name="P15"><draw:custom-shape text:anchor-type="paragraph" draw:z-index="28" draw:style-name="gr2" draw:text-style-name="P29" svg:width="2.223cm" svg:height="1.562cm" svg:x="2.219cm" svg:y="-0.044cm"><text:p/>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<draw:equation draw:name="f0" draw:formula="left+$0 "/><draw:equation draw:name="f1" draw:formula="top+$0 "/><draw:equation draw:name="f2" draw:formula="bottom-$0 "/><draw:equation draw:name="f3" draw:formula="right-$0 "/><draw:equation draw:name="f4" draw:formula="?f0 *2"/><draw:equation draw:name="f5" draw:formula="$0 *2"/><draw:equation draw:name="f6" draw:formula="10800-$0 "/><draw:equation draw:name="f7" draw:formula="21600-?f6 "/><draw:equation draw:name="f8" draw:formula="right-?f5 "/><draw:equation draw:name="f9" draw:formula="$0 /3"/><draw:equation draw:name="f10" draw:formula="?f9 +$0 "/><draw:equation draw:name="f11" draw:formula="left+?f10 "/><draw:equation draw:name="f12" draw:formula="top+?f9 "/><draw:equation draw:name="f13" draw:formula="right-?f10 "/><draw:equation draw:name="f14" draw:formula="bottom-?f9 "/><draw:handle draw:handle-position="left $0" draw:handle-switched="true" draw:handle-range-y-minimum="0" draw:handle-range-y-maximum="5400"/></draw:enhanced-geometry></draw:custom-shape><text:span text:style-name="T24"><text:tab/><text:tab/>3r ≤ e2</text:span></text:p>
      <text:p text:style-name="P15"><text:span text:style-name="T24"><text:tab/><text:tab/><text:tab/><text:tab/>1 = v − e + r − c ≤ v − ¹/₃e − c</text:span></text:p>
      <text:p text:style-name="P15"><text:span text:style-name="T24"><text:tab/><text:tab/>r ≤ ²/₃e</text:span></text:p>
      <text:p text:style-name="P15"><text:span text:style-name="T24"/></text:p>
      <text:p text:style-name="P15"><text:span text:style-name="T24"><text:tab/></text:span><text:span text:style-name="T24"><draw:frame draw:style-name="fr2" draw:name="Object7" text:anchor-type="as-char" svg:width="8.237cm" svg:height="0.961cm" draw:z-index="29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5"><text:span text:style-name="T24"/></text:p>
      <text:p text:style-name="P15"><text:span text:style-name="T24"><text:tab/>Det vill säga: </text:span><text:span text:style-name="T24"><draw:frame draw:style-name="fr2" draw:name="Object8" text:anchor-type="as-char" svg:width="4.101cm" svg:height="0.961cm" draw:z-index="30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15"><text:span text:style-name="T24"/></text:p>
      <text:p text:style-name="P15"><text:span text:style-name="T24"><text:tab/>Så något hörn har valens ≤ 5.</text:span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/></text:p>
      <text:p text:style-name="P15"><text:span text:style-name="T24">6-färgssatsen:</text:span></text:p>
      <text:p text:style-name="P15"><text:span text:style-name="T24"/></text:p>
      <text:p text:style-name="P15"><text:span text:style-name="T24"><text:tab/>Om G är planär gäller χ(G) ≤ 6</text:span></text:p>
      <text:p text:style-name="P15"><text:span text:style-name="T24"/></text:p>
      <text:p text:style-name="P15"><text:span text:style-name="T24"><text:tab/>Ty:</text:span></text:p>
      <text:p text:style-name="P15"><text:span text:style-name="T24"><text:tab/><text:tab/>Induktion över v, antalet hörn.</text:span></text:p>
      <text:p text:style-name="P15"><text:span text:style-name="T24"/></text:p>
      <text:p text:style-name="P15"><text:span text:style-name="T24"><text:tab/><text:tab/>Bas:<text:tab/>v = 1<text:tab/><text:tab/>OK</text:span></text:p>
      <text:p text:style-name="P15"><text:span text:style-name="T24"/></text:p>
      <text:p text:style-name="P15"><text:span text:style-name="T24"><text:tab/><text:tab/>Steg:</text:span></text:p>
      <text:p text:style-name="P15"><text:span text:style-name="T24"><text:tab/><text:tab/><text:tab/></text:span><text:span text:style-name="T26">Antag att påståendet är sant då v = k.</text:span></text:p>
      <text:p text:style-name="P16"><text:span text:style-name="T26"><text:tab/><text:tab/><text:tab/>Låt G vara planär med k + 1 hörn.</text:span></text:p>
      <text:p text:style-name="P16"><text:span text:style-name="T26"/></text:p>
      <text:p text:style-name="P16"><text:span text:style-name="T26"><text:tab/><text:tab/><text:tab/>Tag bort ett hörn med valens ≤ 5 (enligt nyss),</text:span></text:p>
      <text:p text:style-name="P16"><text:span text:style-name="T26"><text:tab/><text:tab/><text:tab/>får G'. G' färgas med högst 6 färger.</text:span></text:p>
      <text:p text:style-name="P16"><text:span text:style-name="T26"><text:tab/><text:tab/><text:tab/>(*)</text:span></text:p>
      <text:p text:style-name="P16"><text:span text:style-name="T26"><text:tab/><text:tab/><text:tab/>Sista hörnet (5 hrannar av de 6 färgerna) med någon kan färgas.</text:span></text:p>
      <text:p text:style-name="P16"><text:span text:style-name="T26"/></text:p>
      <text:p text:style-name="P27"><text:span text:style-name="T26">5-färgssatsen:</text:span></text:p>
      <text:p text:style-name="P16"><text:span text:style-name="T26"/></text:p>
      <text:p text:style-name="P16"><text:span text:style-name="T26"><text:tab/>Lite svårare; med samma förutsättningar som i 6-färgssatsen.</text:span></text:p>
      <text:p text:style-name="P16"><text:span text:style-name="T26"/></text:p>
      <text:p text:style-name="P16"><text:span text:style-name="T26"><text:tab/>Bevis som nyss, fram till (*) i steget.</text:span></text:p>
      <text:p text:style-name="P16"><text:span text:style-name="T26"/></text:p>
      <text:p text:style-name="P16"><text:span text:style-name="T26"/></text:p>
      <text:p text:style-name="P16"><text:span text:style-name="T26"><text:tab/>Om alla grannar (till sista hörnet):</text:span></text:p>
      <text:p text:style-name="P16"><text:span text:style-name="T26"/></text:p>
      <text:p text:style-name="P16"><text:span text:style-name="T26"><text:tab/><text:tab/>inte olika:<text:tab/>Klart.</text:span></text:p>
      <text:p text:style-name="P16"><text:span text:style-name="T26"/></text:p>
      <text:p text:style-name="P16"><text:span text:style-name="T26"><text:tab/><text:tab/>olik</text:span><text:span text:style-name="T27">a</text:span><text:span text:style-name="T26">:<text:tab/><text:tab/>Bilda 1–3-kedjor.</text:span></text:p>
      <text:p text:style-name="P16"><text:span text:style-name="T26"/></text:p>
      <text:p text:style-name="P16"><draw:frame draw:style-name="fr1" draw:name="graphics16" text:anchor-type="paragraph" svg:x="5.179cm" svg:y="0.476cm" svg:width="7.761cm" svg:height="6.703cm" draw:z-index="31"><draw:image xlink:href="Pictures/2000015D00001E5100001A2FBA08DA56.svm" xlink:type="simple" xlink:show="embed" xlink:actuate="onLoad"/></draw:frame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6"><text:span text:style-name="T26"/></text:p>
      <text:p text:style-name="P17"><text:span text:style-name="T27"><text:tab/>Om 1-hörnet förbundet med 3-hörnet</text:span></text:p>
      <text:p text:style-name="P17"><text:span text:style-name="T27"><text:tab/>finns ingen 2–4-kedja från 2-hörnet till</text:span></text:p>
      <text:p text:style-name="P17"><text:span text:style-name="T27"><text:tab/>4-hörnet.</text:span></text:p>
      <text:p text:style-name="P17"><text:span text:style-name="T27"/></text:p>
      <text:p text:style-name="P17"><text:span text:style-name="T27"><text:tab/>“Byt färger” så något 4 färger på grannarna.</text:span></text:p>
      <text:p text:style-name="P17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2T14:12:04</dc:date>
    <dc:creator>Mattias </dc:creator>
    <meta:editing-duration>PT107H24M08S</meta:editing-duration>
    <meta:editing-cycles>118</meta:editing-cycles>
    <meta:generator>OpenOffice.org/3.2$Unix OpenOffice.org_project/320m19$Build-9505</meta:generator>
    <meta:document-statistic meta:table-count="0" meta:image-count="16" meta:object-count="8" meta:page-count="10" meta:paragraph-count="159" meta:word-count="883" meta:character-count="4832"/>
  </office:meta>
</office:document-meta>
</file>

<file path=Object 1/content.xml><?xml version="1.0" encoding="utf-8"?>
<math xmlns="http://www.w3.org/1998/Math/MathML">
  <semantics>
    <mrow>
      <mrow>
        <munder>
          <mi mathvariant="normal">∑</mi>
          <mtext>h ∈ V</mtext>
        </munder>
        <mtext>δ(h) = </mtext>
      </mrow>
      <mrow>
        <munder>
          <munder>
            <mtext>2|E|</mtext>
            <mo stretchy="false"></mo>
          </munder>
          <mn>2</mn>
        </munder>
        <mi mathvariant="normal">e</mi>
      </mrow>
      <mtext> :</mtext>
      <mi/>
      <mrow>
        <mn>3</mn>
        <mi mathvariant="normal">⋅</mi>
        <mi mathvariant="normal">x</mi>
      </mrow>
      <mtext> + 5(12 − x) = 2⋅21</mtext>
    </mrow>
    <annotation encoding="StarMath 5.0">sum from "h ∈ V" "δ(h) = " {"2|E|" underbrace 2e} " :" ~~~ 3 cdot x " + 5(12 − x) = 2⋅21"</annotation>
  </semantics>
</math>
</file>

<file path=Object 2/content.xml><?xml version="1.0" encoding="utf-8"?>
<math xmlns="http://www.w3.org/1998/Math/MathML">
  <semantics>
    <mrow>
      <mtext>nv = </mtext>
      <mrow>
        <munder>
          <mi mathvariant="normal">∑</mi>
          <mtext>x ∈ X</mtext>
        </munder>
        <mtext>δ(x)</mtext>
      </mrow>
    </mrow>
    <annotation encoding="StarMath 5.0">"nv = " sum from "x ∈ X" "δ(x)"</annotation>
  </semantics>
</math>
</file>

<file path=Object 3/content.xml><?xml version="1.0" encoding="utf-8"?>
<math xmlns="http://www.w3.org/1998/Math/MathML">
  <semantics>
    <mrow>
      <mtext>Så </mtext>
      <mfrac>
        <mn>2</mn>
        <mi mathvariant="normal">n</mi>
      </mfrac>
      <mtext>e − e + </mtext>
      <mfrac>
        <mn>2</mn>
        <mi mathvariant="normal">m</mi>
      </mfrac>
      <mtext>e = 2 = </mtext>
      <munder>
        <munder>
          <mtext>(2m − mn + 2n)</mtext>
          <mo stretchy="false"></mo>
        </munder>
        <mtext>så: &gt;0</mtext>
      </munder>
      <mfrac>
        <mi mathvariant="normal">e</mi>
        <mi>mn</mi>
      </mfrac>
    </mrow>
    <annotation encoding="StarMath 5.0">"Så " {2 over n}"e − e + "{2 over m}"e = 2 = " {"(2m − mn + 2n)" underbrace "så: &gt;0"}{e over mn}</annotation>
  </semantics>
</math>
</file>

<file path=Object 4/content.xml><?xml version="1.0" encoding="utf-8"?>
<math xmlns="http://www.w3.org/1998/Math/MathML">
  <semantics>
    <mrow>
      <mn>2</mn>
      <mfrac>
        <mi mathvariant="normal">e</mi>
        <mi mathvariant="normal">n</mi>
      </mfrac>
    </mrow>
    <annotation encoding="StarMath 5.0">2{e over n}</annotation>
  </semantics>
</math>
</file>

<file path=Object 5/content.xml><?xml version="1.0" encoding="utf-8"?>
<math xmlns="http://www.w3.org/1998/Math/MathML">
  <semantics>
    <mfrac>
      <mn>2mn</mn>
      <mtext>2m − mn + 2m</mtext>
    </mfrac>
    <annotation encoding="StarMath 5.0">2mn over "2m − mn + 2m"</annotation>
  </semantics>
</math>
</file>

<file path=Object 6/content.xml><?xml version="1.0" encoding="utf-8"?>
<math xmlns="http://www.w3.org/1998/Math/MathML">
  <semantics>
    <mrow>
      <mn>2</mn>
      <mfrac>
        <mi mathvariant="normal">e</mi>
        <mi mathvariant="normal">m</mi>
      </mfrac>
    </mrow>
    <annotation encoding="StarMath 5.0">2{e over m}</annotation>
  </semantics>
</math>
</file>

<file path=Object 7/content.xml><?xml version="1.0" encoding="utf-8"?>
<math xmlns="http://www.w3.org/1998/Math/MathML">
  <semantics>
    <mrow>
      <mtext>Så 6v ≥ 2e + 6(c + 1) ≥ </mtext>
      <mfenced open="" close="">
        <mrow>
          <munder>
            <mi mathvariant="normal">∑</mi>
            <mtext>x ∈ X</mtext>
          </munder>
          <mtext>δ(x)</mtext>
        </mrow>
      </mfenced>
      <mtext> + k</mtext>
    </mrow>
    <annotation encoding="StarMath 5.0">"Så 6v ≥ 2e + 6(c + 1) ≥ " left ( sum from "x ∈ X" "δ(x)" right ) " + k"</annotation>
  </semantics>
</math>
</file>

<file path=Object 8/content.xml><?xml version="1.0" encoding="utf-8"?>
<math xmlns="http://www.w3.org/1998/Math/MathML">
  <semantics>
    <mrow>
      <mfenced open="" close="">
        <mrow>
          <munder>
            <mi mathvariant="normal">∑</mi>
            <mtext>x ∈ X</mtext>
          </munder>
          <mtext>δ(x) − 6</mtext>
        </mrow>
      </mfenced>
      <mtext> ≤ 12</mtext>
    </mrow>
    <annotation encoding="StarMath 5.0">left ( sum from "x ∈ X" "δ(x) − 6" right ) " ≤ 12"</annotation>
  </semantics>
</math>
</file>